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78979630166617654" text:style-name="L1">
        <text:list-item>
          <text:p text:style-name="P1">Deleted the display: table for the education section</text:p>
        </text:list-item>
      </text:list>
      <text:p text:style-name="Standard"/>
      <text:list xml:id="list42313344" text:continue-numbering="true" text:style-name="L1">
        <text:list-item>
          <text:p text:style-name="P1">Just create more divs and align them with flo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S</meta:editing-duration>
    <meta:editing-cycles>4</meta:editing-cycles>
    <meta:generator>OpenOffice/4.0.1$Win32 OpenOffice.org_project/401m5$Build-9714</meta:generator>
    <dc:date>2016-10-12T22:14:42.18</dc:date>
    <dc:creator>Vlad Mocanu</dc:creator>
    <meta:document-statistic meta:table-count="0" meta:image-count="0" meta:object-count="0" meta:page-count="1" meta:paragraph-count="2" meta:word-count="19" meta:character-count="101"/>
    <meta:user-defined meta:name="Info 1"/>
    <meta:user-defined meta:name="Info 2"/>
    <meta:user-defined meta:name="Info 3"/>
    <meta:user-defined meta:name="Info 4"/>
  </office:meta>
</office:document-meta>
</file>